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paragraph-rsid="001c5462"/>
    </style:style>
    <style:style style:name="P2" style:family="paragraph" style:parent-style-name="Text_20_body" style:list-style-name="L1">
      <style:text-properties fo:language="ru" fo:country="RU" officeooo:rsid="001c5462" officeooo:paragraph-rsid="001c5462"/>
    </style:style>
    <style:style style:name="P3" style:family="paragraph" style:parent-style-name="Text_20_body" style:list-style-name="L1">
      <style:text-properties fo:language="ru" fo:country="RU" officeooo:rsid="001e3e0d" officeooo:paragraph-rsid="001e3e0d"/>
    </style:style>
    <style:style style:name="P4" style:family="paragraph" style:parent-style-name="Text_20_body" style:list-style-name="L1">
      <style:text-properties fo:language="ru" fo:country="RU" officeooo:rsid="001e3e0d" officeooo:paragraph-rsid="0021833e"/>
    </style:style>
    <style:style style:name="P5" style:family="paragraph" style:parent-style-name="Text_20_body" style:list-style-name="L1">
      <style:text-properties fo:language="ru" fo:country="RU" officeooo:rsid="001f8e69" officeooo:paragraph-rsid="001f8e69"/>
    </style:style>
    <style:style style:name="P6" style:family="paragraph" style:parent-style-name="Text_20_body" style:list-style-name="L1">
      <style:text-properties fo:language="ru" fo:country="RU" officeooo:rsid="0022f997" officeooo:paragraph-rsid="0022f997"/>
    </style:style>
    <style:style style:name="P7" style:family="paragraph" style:parent-style-name="Title">
      <style:paragraph-properties fo:margin-top="0cm" fo:margin-bottom="0cm" style:contextual-spacing="false"/>
      <style:text-properties officeooo:paragraph-rsid="001c5462"/>
    </style:style>
    <style:style style:name="T1" style:family="text">
      <style:text-properties officeooo:rsid="001e3e0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fc72"/>
    </style:style>
    <style:style style:name="T4" style:family="text">
      <style:text-properties fo:language="en" fo:country="US" officeooo:rsid="001f8e69"/>
    </style:style>
    <style:style style:name="T5" style:family="text">
      <style:text-properties fo:language="en" fo:country="US" officeooo:rsid="0021833e"/>
    </style:style>
    <style:style style:name="T6" style:family="text">
      <style:text-properties officeooo:rsid="001efc72"/>
    </style:style>
    <style:style style:name="T7" style:family="text">
      <style:text-properties officeooo:rsid="0021833e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Курс СBDS01</text:p>
      <text:p text:style-name="P7">Основы цифровой схемотехники</text:p>
      <text:p text:style-name="P7">(базовый)</text:p>
      <text:p text:style-name="P1">Практическое занятие 1</text:p>
      <text:list xml:id="list1049866967" text:style-name="L1">
        <text:list-item>
          <text:p text:style-name="P2">Форматированный вывод на консоль.<text:line-break/>Вывести на консоль:</text:p>
          <text:list>
            <text:list-item>
              <text:p text:style-name="P2">Целочисленное значение по умолчанию.</text:p>
            </text:list-item>
            <text:list-item>
              <text:p text:style-name="P2">Целочисленное значение в поле заданной ширины.</text:p>
            </text:list-item>
            <text:list-item>
              <text:p text:style-name="P2">Целочисленное значение в поле заданной ширины с ведущими нулями.</text:p>
            </text:list-item>
            <text:list-item>
              <text:p text:style-name="P2">Значение с плавающей точкой по умолчанию.</text:p>
            </text:list-item>
            <text:list-item>
              <text:p text:style-name="P2">Значение с плавающей точкой в поле заданной ширины.</text:p>
            </text:list-item>
            <text:list-item>
              <text:p text:style-name="P2">Значение с плавающей точкой в поле заданной ширины с заданной точностью.</text:p>
            </text:list-item>
            <text:list-item>
              <text:p text:style-name="P2">Значение с плавающей точкой в поле заданной ширины с заданной точностью в научной нотации.</text:p>
            </text:list-item>
            <text:list-item>
              <text:p text:style-name="P2">Вывести строку по умолчанию.</text:p>
            </text:list-item>
            <text:list-item>
              <text:p text:style-name="P2">Вывести строку в поле заданной ширины.</text:p>
            </text:list-item>
            <text:list-item>
              <text:p text:style-name="P2">Вывести строку в поле заданной ширины с выравниванием влево.</text:p>
            </text:list-item>
            <text:list-item>
              <text:p text:style-name="P2">Вывести первый символ строки.</text:p>
            </text:list-item>
          </text:list>
        </text:list-item>
        <text:list-item>
          <text:p text:style-name="P3">Локальные и глобальные переменные. Область видимости.</text:p>
          <text:list>
            <text:list-item>
              <text:p text:style-name="P3">Определить функцию <text:span text:style-name="T2">print_int, </text:span>которая выводит аргумент на консоль.</text:p>
            </text:list-item>
            <text:list-item>
              <text:p text:style-name="P3">Определить целочисленную глобальную переменную <text:span text:style-name="T2">x </text:span>и вывести ее значение на консоль.</text:p>
            </text:list-item>
            <text:list-item>
              <text:p text:style-name="P3">Определить функцию <text:span text:style-name="T2">f1, </text:span>внутри нее вывести значение <text:span text:style-name="T2">x </text:span>на консоль. <text:span text:style-name="T7">Вызвать </text:span><text:span text:style-name="T5">f1.</text:span></text:p>
            </text:list-item>
            <text:list-item>
              <text:p text:style-name="P4">Определить функцию <text:span text:style-name="T2">f</text:span><text:span text:style-name="T3">2</text:span><text:span text:style-name="T2">, </text:span>внутри нее<text:span text:style-name="T2"> </text:span><text:span text:style-name="T3">определить</text:span><text:span text:style-name="T6"> локальную переменную</text:span><text:span text:style-name="T3"> x</text:span><text:span text:style-name="T6"> и</text:span> вывести <text:span text:style-name="T6">ее</text:span> значение на консоль. <text:span text:style-name="T7">Вызвать </text:span><text:span text:style-name="T5">f2.</text:span></text:p>
            </text:list-item>
            <text:list-item>
              <text:p text:style-name="P4">Определить функцию <text:span text:style-name="T2">f</text:span><text:span text:style-name="T4">3</text:span><text:span text:style-name="T2">, </text:span>внутри нее<text:span text:style-name="T2"> </text:span><text:span text:style-name="T3">определить</text:span><text:span text:style-name="T6"> локальную переменную</text:span><text:span text:style-name="T3"> x</text:span><text:span text:style-name="T6"> и</text:span> вывести <text:span text:style-name="T6">ее</text:span> значение на консоль. <text:span text:style-name="T7">Вызвать </text:span><text:span text:style-name="T5">f3.</text:span></text:p>
            </text:list-item>
            <text:list-item>
              <text:p text:style-name="P5">Внутри функции <text:span text:style-name="T2">f3 </text:span>создать блок, в котором определить вложенную переменную <text:span text:style-name="T3">x</text:span><text:span text:style-name="T6"> и</text:span><text:span text:style-name="T1"> вывести </text:span><text:span text:style-name="T6">ее</text:span><text:span text:style-name="T1"> значение на консоль.</text:span></text:p>
            </text:list-item>
            <text:list-item>
              <text:p text:style-name="P4">Определить функцию <text:span text:style-name="T2">f</text:span><text:span text:style-name="T5">4</text:span><text:span text:style-name="T2">, </text:span>внутри нее<text:span text:style-name="T2"> </text:span><text:span text:style-name="T3">определить</text:span><text:span text:style-name="T6"> </text:span><text:span text:style-name="T7">статическую </text:span><text:span text:style-name="T3">локальную</text:span><text:span text:style-name="T6"> переменную</text:span><text:span text:style-name="T3"> x</text:span><text:span text:style-name="T6"> и</text:span> вывести <text:span text:style-name="T6">ее</text:span> значение на консоль, <text:span text:style-name="T7">после чего </text:span><text:soft-page-break/><text:span text:style-name="T7">инкрементировать </text:span><text:span text:style-name="T5">x</text:span>. <text:span text:style-name="T7">Вызвать </text:span><text:span text:style-name="T5">f4 </text:span><text:span text:style-name="T7">три раза</text:span><text:span text:style-name="T5">.</text:span></text:p>
            </text:list-item>
            <text:list-item>
              <text:p text:style-name="P4"><text:span text:style-name="T7">В</text:span><text:span text:style-name="T5">ывести значение глобальн</text:span><text:span text:style-name="T7">ой</text:span><text:span text:style-name="T5"> переменн</text:span><text:span text:style-name="T7">ой</text:span><text:span text:style-name="T5"> x <text:s/>на консоль.</text:span></text:p>
            </text:list-item>
          </text:list>
        </text:list-item>
        <text:list-item>
          <text:p text:style-name="P6">Циклы</text:p>
          <text:list>
            <text:list-item>
              <text:p text:style-name="P6">Вывести на консоль числа от 1 до 10, используя три вида циклов.</text:p>
            </text:list-item>
            <text:list-item>
              <text:p text:style-name="P6">Вывести на консоль нечетные числа в диапазоне от 1 до 20, используя инструкцию <text:span text:style-name="T2">continue.</text:span></text:p>
            </text:list-item>
            <text:list-item>
              <text:p text:style-name="P6">В диапазоне от 101 до 200 найти число, кратное 17, и вывести его на консоль. Использовать инструкцию <text:span text:style-name="T2">break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23:16:01.520000000</dc:date>
    <meta:editing-duration>PT24M36S</meta:editing-duration>
    <meta:editing-cycles>5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29" meta:word-count="286" meta:character-count="1892" meta:non-whitespace-character-count="1609"/>
  </office:meta>
</office:document-meta>
</file>